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DB4000009B053C7A9973992685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2.344cm, 4.3cm, 3.409cm, 2.343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14.749cm" svg:height="9.749cm" svg:x="2.75cm" svg:y="5.75cm">
          <draw:image xlink:href="Pictures/1000000000000DB4000009B053C7A99739926858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9-19T15:54:45.434000000</dc:date>
    <meta:editing-duration>PT2M16S</meta:editing-duration>
    <meta:editing-cycles>1</meta:editing-cycles>
    <meta:document-statistic meta:object-count="1"/>
    <meta:generator>LibreOffice/7.3.2.2$Windows_X86_64 LibreOffice_project/49f2b1bff42cfccbd8f788c8dc32c1c309559be0</meta:generator>
  </office:meta>
</office:document-meta>
</file>